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62.09pt" svg:height="425.57pt" svg:x="272.92pt" svg:y="20.15pt">
            <loext:p draw:notify-on-update-of-ranges="Sheet1.B1:Sheet1.B1 Sheet1.B2:Sheet1.B21 Sheet1.C1:Sheet1.C1 Sheet1.C2:Sheet1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LR</text:p>
          </table:table-cell>
          <table:table-cell office:value-type="string" calcext:value-type="string">
            <text:p>k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67" calcext:value-type="float">
            <text:p>10.967</text:p>
          </table:table-cell>
          <table:table-cell office:value-type="float" office:value="29.299" calcext:value-type="float">
            <text:p>29.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967" calcext:value-type="float">
            <text:p>10.967</text:p>
          </table:table-cell>
          <table:table-cell office:value-type="float" office:value="24.532" calcext:value-type="float">
            <text:p>24.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967" calcext:value-type="float">
            <text:p>10.967</text:p>
          </table:table-cell>
          <table:table-cell office:value-type="float" office:value="22.003" calcext:value-type="float">
            <text:p>22.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67" calcext:value-type="float">
            <text:p>10.967</text:p>
          </table:table-cell>
          <table:table-cell office:value-type="float" office:value="25.754" calcext:value-type="float">
            <text:p>25.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967" calcext:value-type="float">
            <text:p>10.967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67" calcext:value-type="float">
            <text:p>10.967</text:p>
          </table:table-cell>
          <table:table-cell office:value-type="float" office:value="24.441" calcext:value-type="float">
            <text:p>24.4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967" calcext:value-type="float">
            <text:p>10.967</text:p>
          </table:table-cell>
          <table:table-cell office:value-type="float" office:value="24.615" calcext:value-type="float">
            <text:p>24.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67" calcext:value-type="float">
            <text:p>10.967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67" calcext:value-type="float">
            <text:p>10.967</text:p>
          </table:table-cell>
          <table:table-cell office:value-type="float" office:value="24.117" calcext:value-type="float">
            <text:p>24.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967" calcext:value-type="float">
            <text:p>10.967</text:p>
          </table:table-cell>
          <table:table-cell office:value-type="float" office:value="22.371" calcext:value-type="float">
            <text:p>22.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967" calcext:value-type="float">
            <text:p>10.967</text:p>
          </table:table-cell>
          <table:table-cell office:value-type="float" office:value="23.036" calcext:value-type="float">
            <text:p>23.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967" calcext:value-type="float">
            <text:p>10.967</text:p>
          </table:table-cell>
          <table:table-cell office:value-type="float" office:value="24.953" calcext:value-type="float">
            <text:p>24.9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967" calcext:value-type="float">
            <text:p>10.967</text:p>
          </table:table-cell>
          <table:table-cell office:value-type="float" office:value="23.774" calcext:value-type="float">
            <text:p>23.7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967" calcext:value-type="float">
            <text:p>10.967</text:p>
          </table:table-cell>
          <table:table-cell office:value-type="float" office:value="24.388" calcext:value-type="float">
            <text:p>24.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967" calcext:value-type="float">
            <text:p>10.967</text:p>
          </table:table-cell>
          <table:table-cell office:value-type="float" office:value="27.162" calcext:value-type="float">
            <text:p>27.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967" calcext:value-type="float">
            <text:p>10.967</text:p>
          </table:table-cell>
          <table:table-cell office:value-type="float" office:value="25.311" calcext:value-type="float">
            <text:p>25.3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967" calcext:value-type="float">
            <text:p>10.967</text:p>
          </table:table-cell>
          <table:table-cell office:value-type="float" office:value="24.743" calcext:value-type="float">
            <text:p>24.7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967" calcext:value-type="float">
            <text:p>10.967</text:p>
          </table:table-cell>
          <table:table-cell office:value-type="float" office:value="25.761" calcext:value-type="float">
            <text:p>25.7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967" calcext:value-type="float">
            <text:p>10.967</text:p>
          </table:table-cell>
          <table:table-cell office:value-type="float" office:value="27.539" calcext:value-type="float">
            <text:p>27.5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967" calcext:value-type="float">
            <text:p>10.967</text:p>
          </table:table-cell>
          <table:table-cell office:value-type="float" office:value="27.362" calcext:value-type="float">
            <text:p>27.3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2:18:54.695437881</meta:creation-date>
    <dc:date>2016-10-23T12:23:42.369066602</dc:date>
    <meta:editing-duration>PT4M48S</meta:editing-duration>
    <meta:editing-cycles>1</meta:editing-cycles>
    <meta:document-statistic meta:table-count="1" meta:cell-count="63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58cm" svg:height="15.014cm" xlink:href=".." xlink:type="simple" chart:class="chart:line" chart:style-name="ch1">
        <chart:title svg:x="10.365cm" svg:y="0.436cm" chart:style-name="ch2">
          <text:p>SLR vs kNN</text:p>
        </chart:title>
        <chart:subtitle svg:x="10.193cm" svg:y="1.515cm" chart:style-name="ch3">
          <text:p>Boston Data Set</text:p>
        </chart:subtitle>
        <chart:legend chart:legend-position="end" svg:x="21.353cm" svg:y="6.959cm" style:legend-expansion="high" chart:style-name="ch4"/>
        <chart:plot-area chart:style-name="ch5" table:cell-range-address="Sheet1.B1:Sheet1.C21" chart:data-source-has-labels="row" svg:x="1.478cm" svg:y="2.498cm" svg:width="19.408cm" svg:height="11.235cm">
          <chartooo:coordinate-region svg:x="2.099cm" svg:y="2.697cm" svg:width="18.601cm" svg:height="10.389cm"/>
          <chart:axis chart:dimension="x" chart:name="primary-x" chart:style-name="ch6">
            <chart:title svg:x="11.045cm" svg:y="14.033cm" chart:style-name="ch7">
              <text:p>k</text:p>
            </chart:title>
          </chart:axis>
          <chart:axis chart:dimension="y" chart:name="primary-y" chart:style-name="ch6">
            <chart:title svg:x="0.451cm" svg:y="8.516cm" chart:style-name="ch8">
              <text:p>MSE</text:p>
            </chart:title>
            <chart:grid chart:style-name="ch9" chart:class="major"/>
          </chart:axis>
          <chart:series chart:style-name="ch10" chart:values-cell-range-address="Sheet1.B2:Sheet1.B21" chart:label-cell-address="Sheet1.B1:Sheet1.B1" chart:class="chart:line">
            <chart:data-point chart:repeated="20"/>
          </chart:series>
          <chart:series chart:style-name="ch11" chart:values-cell-range-address="Sheet1.C2:Sheet1.C21" chart:label-cell-address="Sheet1.C1:Sheet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R</text:p>
                <draw:g>
                  <svg:desc>Sheet1.B1:Sheet1.B1</svg:desc>
                </draw:g>
              </table:table-cell>
              <table:table-cell office:value-type="string">
                <text:p>kN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67">
                <text:p>10.967</text:p>
                <draw:g>
                  <svg:desc>Sheet1.B2:Sheet1.B21</svg:desc>
                </draw:g>
              </table:table-cell>
              <table:table-cell office:value-type="float" office:value="29.299">
                <text:p>29.299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67">
                <text:p>10.967</text:p>
              </table:table-cell>
              <table:table-cell office:value-type="float" office:value="24.532">
                <text:p>24.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67">
                <text:p>10.967</text:p>
              </table:table-cell>
              <table:table-cell office:value-type="float" office:value="22.003">
                <text:p>22.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967">
                <text:p>10.967</text:p>
              </table:table-cell>
              <table:table-cell office:value-type="float" office:value="25.754">
                <text:p>25.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967">
                <text:p>10.96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67">
                <text:p>10.967</text:p>
              </table:table-cell>
              <table:table-cell office:value-type="float" office:value="24.441">
                <text:p>24.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967">
                <text:p>10.967</text:p>
              </table:table-cell>
              <table:table-cell office:value-type="float" office:value="24.615">
                <text:p>24.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967">
                <text:p>10.967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967">
                <text:p>10.967</text:p>
              </table:table-cell>
              <table:table-cell office:value-type="float" office:value="24.117">
                <text:p>24.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67">
                <text:p>10.967</text:p>
              </table:table-cell>
              <table:table-cell office:value-type="float" office:value="22.371">
                <text:p>22.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967">
                <text:p>10.967</text:p>
              </table:table-cell>
              <table:table-cell office:value-type="float" office:value="23.036">
                <text:p>23.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67">
                <text:p>10.967</text:p>
              </table:table-cell>
              <table:table-cell office:value-type="float" office:value="24.953">
                <text:p>24.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67">
                <text:p>10.967</text:p>
              </table:table-cell>
              <table:table-cell office:value-type="float" office:value="23.774">
                <text:p>23.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67">
                <text:p>10.967</text:p>
              </table:table-cell>
              <table:table-cell office:value-type="float" office:value="24.388">
                <text:p>24.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967">
                <text:p>10.967</text:p>
              </table:table-cell>
              <table:table-cell office:value-type="float" office:value="27.162">
                <text:p>27.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67">
                <text:p>10.967</text:p>
              </table:table-cell>
              <table:table-cell office:value-type="float" office:value="25.311">
                <text:p>25.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967">
                <text:p>10.967</text:p>
              </table:table-cell>
              <table:table-cell office:value-type="float" office:value="24.743">
                <text:p>24.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967">
                <text:p>10.967</text:p>
              </table:table-cell>
              <table:table-cell office:value-type="float" office:value="25.761">
                <text:p>25.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67">
                <text:p>10.967</text:p>
              </table:table-cell>
              <table:table-cell office:value-type="float" office:value="27.539">
                <text:p>27.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967">
                <text:p>10.967</text:p>
              </table:table-cell>
              <table:table-cell office:value-type="float" office:value="27.362">
                <text:p>27.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